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" svg:font-family="times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times" fo:font-size="15pt" style:text-underline-style="solid" style:text-underline-width="auto" style:text-underline-color="font-color" fo:font-weight="bold" officeooo:rsid="000627ad" officeooo:paragraph-rsid="000627ad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style:font-name="times" fo:font-size="12pt" fo:font-style="normal" style:text-underline-style="none" fo:font-weight="normal" officeooo:rsid="0007ec77" officeooo:paragraph-rsid="0007ec77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style:font-name="times" fo:font-size="12pt" fo:font-style="normal" style:text-underline-style="solid" style:text-underline-width="auto" style:text-underline-color="font-color" fo:font-weight="normal" officeooo:rsid="0007ec77" officeooo:paragraph-rsid="0007ec77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line-height="115%" fo:text-align="end" style:justify-single-word="false"/>
      <style:text-properties style:font-name="times" fo:font-size="10pt" fo:font-style="italic" style:text-underline-style="none" fo:font-weight="normal" officeooo:rsid="000627ad" officeooo:paragraph-rsid="000627ad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Base System Implementation</text:p>
      <text:p text:style-name="P1">COP-6726</text:p>
      <text:p text:style-name="P4">Submitted by:</text:p>
      <text:p text:style-name="P4">Naman Arora</text:p>
      <text:p text:style-name="P4">UFID: 3979-0439</text:p>
      <text:p text:style-name="P4">Nikunj Sarda</text:p>
      <text:p text:style-name="P4">UFID: 9360-6581</text:p>
      <text:p text:style-name="P3">Introduction:</text:p>
      <text:p text:style-name="P2">This document reports the work done towards the completion of Project 1, implementation of <text:span text:style-name="T2">heap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" svg:font-family="times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3T10:38:14.190093334</meta:creation-date>
    <meta:generator>LibreOffice/6.4.0.3$Linux_X86_64 LibreOffice_project/40$Build-3</meta:generator>
    <dc:date>2020-02-03T11:15:24.856067112</dc:date>
    <meta:editing-duration>PT27M</meta:editing-duration>
    <meta:editing-cycles>2</meta:editing-cycles>
    <meta:document-statistic meta:table-count="0" meta:image-count="0" meta:object-count="0" meta:page-count="1" meta:paragraph-count="9" meta:word-count="31" meta:character-count="214" meta:non-whitespace-character-count="191"/>
  </office:meta>
</office:document-meta>
</file>